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paragraph-rsid="00008312"/>
    </style:style>
    <style:style style:name="P4" style:family="paragraph" style:parent-style-name="Standard">
      <style:text-properties officeooo:rsid="00008312" officeooo:paragraph-rsid="00008312"/>
    </style:style>
    <style:style style:name="T1" style:family="text">
      <style:text-properties fo:font-weight="bold" style:font-weight-asian="bold" style:font-weight-complex="bold"/>
    </style:style>
    <style:style style:name="T2" style:family="text">
      <style:text-properties officeooo:rsid="000083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VSS, Proiect 4. Note elevi Informatică – Română, 2017-2018/II, S01S12 </text:p>
      <text:p text:style-name="Standard"/>
      <text:p text:style-name="P2">Cerinţe </text:p>
      <text:p text:style-name="P2"><text:s/></text:p>
      <text:p text:style-name="P2">Proiectaţi şi implementaţi o aplicaţie Java pentru rezolvarea problemei propuse. Se va evidenţia o arhitectură stratificată. Informaţiile vor fi preluate din fişiere text. <text:s/><text:span text:style-name="T2">Aplicatia va fi de tip consola. Datele despre elevi vor fi citite dintr-un fisier aflat in folderul files, fiecare camp fiind separat cu punct si virgula. Fisierul pentru note se va afla in acelasi folder, iar datele despre note vor fi separate cu punct si virgula. Fisierul pentru datele elevilor se va numi elevi.txt, iar pentru note note.txt.</text:span></text:p>
      <text:p text:style-name="Standard"><text:s/></text:p>
      <text:p text:style-name="P3"><text:span text:style-name="T1">4. Note elevi</text:span></text:p>
      <text:p text:style-name="P3"><text:tab/>Se doreste dezvoltarea unui program pentru gestiunea notelor obtinute de elevii unei clase de liceu. Programul va avea urmatoarele functionalitati: </text:p>
      <text:p text:style-name="P3">i. adaugarea unei note la o anumita materie (nr. matricol, materie, nota acordata);</text:p>
      <text:p text:style-name="P3">ii. calcularea mediilor semestriale pentru fiecare elev (nume, nr. matricol),</text:p>
      <text:p text:style-name="P3">iii. afisarea elevilor coringenti, ordonati descrescator dupa numarul de materii la care nu au promovat şi alfabetic dupa nume.</text:p>
      <text:p text:style-name="P4">iv. programul permite editarea si stergerea notelor si a elevil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1.1$Windows_X86_64 LibreOffice_project/60bfb1526849283ce2491346ed2aa51c465abfe6</meta:generator>
    <dc:date>2018-03-21T17:10:19.648000000</dc:date>
    <meta:editing-duration>PT6M49S</meta:editing-duration>
    <meta:editing-cycles>1</meta:editing-cycles>
    <meta:document-statistic meta:table-count="0" meta:image-count="0" meta:object-count="0" meta:page-count="1" meta:paragraph-count="11" meta:word-count="168" meta:character-count="1114" meta:non-whitespace-character-count="949"/>
  </office:meta>
</office:document-meta>
</file>